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5</text:span><text:span text:style-name="T1"><text:line-break/></text:span><text:span text:style-name="T1">SOFTWARE QUALITY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рмин «качество ПО» перегружен.</text:p>
            <text:p>Качество ПО может относиться:</text:p>
            <text:list text:style-name="L2">
              <text:list-item>
                <text:p>к желаемым характеристикам программных продуктов;</text:p>
              </text:list-item>
              <text:list-item>
                <text:p>к степени, в которой конкретный программный продукт обладает этими характеристиками;</text:p>
              </text:list-item>
              <text:list-item>
                <text:p>к процессам, инструментам и методам, используемым для достижения этих характеристик.</text:p>
              </text:list-item>
            </text:list>
            <text:p>Разные авторы и организации по-разному определяли этот термин. Для Фила Кросби это «соответствие требованиям»; Уоттс Хамфри называет это «достижением превосходного уровня пригодности к использованию»; IBM ввела в обиход фразу «качество, определяемое рынком, где клиент является окончательным арбитром».</text:p>
            <text:p>Требования к качеству ПО являются атрибутами (или ограничениями) функциональных требований (того, что делает система).</text:p>
            <text:p>Для разработанных продуктов основной целью является обеспечение максимальной ценности для заинтересованных сторон при соблюдении баланса между затратами на разработку и графиком; иногда это характеризуется как «пригодность к использованию»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6T10:37:08.505000000</dc:date>
    <meta:editing-duration>PT14H53M6S</meta:editing-duration>
    <meta:editing-cycles>45</meta:editing-cycles>
    <meta:generator>LibreOffice/7.4.5.1$Windows_X86_64 LibreOffice_project/9c0871452b3918c1019dde9bfac75448afc4b57f</meta:generator>
    <meta:document-statistic meta:object-count="28"/>
  </office:meta>
</office:document-meta>
</file>